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center" draw:textarea-vertical-align="middle"/>
    </style:style>
    <style:style style:name="gr2" style:family="graphic" style:parent-style-name="standard">
      <style:graphic-properties svg:stroke-color="#000000"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svg:stroke-color="#000000" draw:textarea-horizontal-align="center" draw:textarea-vertical-align="middle"/>
    </style:style>
    <style:style style:name="gr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704cm" svg:height="1.905cm" svg:x="10.201cm" svg:y="1.935cm">
          <text:p text:style-name="P1">Requesting</text:p>
          <text:p text:style-name="P1">State</text:p>
        </draw:rect>
        <draw:rect draw:style-name="gr1" draw:text-style-name="P1" draw:layer="layout" svg:width="3.704cm" svg:height="1.605cm" svg:x="10.201cm" svg:y="5.745cm">
          <text:p text:style-name="P1">Accepting</text:p>
          <text:p text:style-name="P1">Voice</text:p>
        </draw:rect>
        <draw:rect draw:style-name="gr1" draw:text-style-name="P1" draw:layer="layout" svg:width="3.704cm" svg:height="1.27cm" svg:x="10.201cm" svg:y="9.255cm">
          <text:p text:style-name="P1">Processing</text:p>
        </draw:rect>
        <draw:rect draw:style-name="gr1" draw:text-style-name="P1" draw:layer="layout" svg:width="3.704cm" svg:height="1.27cm" svg:x="1.106cm" svg:y="9.255cm">
          <text:p text:style-name="P1">Interpretation</text:p>
        </draw:rect>
        <draw:rect draw:style-name="gr1" draw:text-style-name="P1" draw:layer="layout" svg:width="3.704cm" svg:height="2.223cm" svg:x="10.201cm" svg:y="16.14cm">
          <text:p text:style-name="P1">Making</text:p>
          <text:p text:style-name="P1">Forwarding</text:p>
          <text:p text:style-name="P1">Decision</text:p>
        </draw:rect>
        <draw:rect draw:style-name="gr1" draw:text-style-name="P1" draw:layer="layout" svg:width="4.124cm" svg:height="2.475cm" svg:x="9.991cm" svg:y="20.25cm">
          <text:p text:style-name="P1">Waiting</text:p>
          <text:p text:style-name="P1">For Command</text:p>
          <text:p text:style-name="P1">Approval</text:p>
        </draw:rect>
        <draw:rect draw:style-name="gr1" draw:text-style-name="P1" draw:layer="layout" svg:width="3.791cm" svg:height="1.775cm" svg:x="10.158cm" svg:y="24.625cm">
          <text:p text:style-name="P1">Requesting</text:p>
          <text:p text:style-name="P1">State</text:p>
        </draw:rect>
        <draw:line draw:style-name="gr2" draw:text-style-name="P1" draw:layer="layout" svg:x1="12.09cm" svg:y1="3.84cm" svg:x2="12.09cm" svg:y2="5.745cm">
          <text:p/>
        </draw:line>
        <draw:line draw:style-name="gr2" draw:text-style-name="P1" draw:layer="layout" svg:x1="12.09cm" svg:y1="7.341cm" svg:x2="12.09cm" svg:y2="9.246cm">
          <text:p/>
        </draw:line>
        <draw:line draw:style-name="gr2" draw:text-style-name="P1" draw:layer="layout" svg:x1="12.09cm" svg:y1="14.243cm" svg:x2="12.09cm" svg:y2="16.148cm">
          <text:p/>
        </draw:line>
        <draw:line draw:style-name="gr2" draw:text-style-name="P1" draw:layer="layout" svg:x1="12.09cm" svg:y1="18.344cm" svg:x2="12.09cm" svg:y2="20.249cm">
          <text:p/>
        </draw:line>
        <draw:line draw:style-name="gr2" draw:text-style-name="P1" draw:layer="layout" svg:x1="12.09cm" svg:y1="22.745cm" svg:x2="12.09cm" svg:y2="24.65cm">
          <text:p/>
        </draw:line>
        <draw:frame draw:style-name="gr3" draw:layer="layout" svg:width="6.35cm" svg:height="1.905cm" svg:x="12.19cm" svg:y="3.84cm">
          <draw:text-box>
            <text:p>Occupied state</text:p>
            <text:p>Apply normal mode</text:p>
          </draw:text-box>
        </draw:frame>
        <draw:line draw:style-name="gr4" draw:text-style-name="P1" draw:layer="layout" svg:x1="11.455cm" svg:y1="4.71cm" svg:x2="18.44cm" svg:y2="4.71cm">
          <text:p/>
        </draw:line>
        <draw:line draw:style-name="gr4" draw:text-style-name="P1" draw:layer="layout" svg:x1="11.455cm" svg:y1="8.185cm" svg:x2="18.44cm" svg:y2="8.185cm">
          <text:p/>
        </draw:line>
        <draw:frame draw:style-name="gr3" draw:layer="layout" svg:width="6.35cm" svg:height="1.905cm" svg:x="12.09cm" svg:y="7.35cm">
          <draw:text-box>
            <text:p>Voice detected</text:p>
            <text:p>Process voice</text:p>
          </draw:text-box>
        </draw:frame>
        <draw:frame draw:style-name="gr3" draw:layer="layout" svg:width="5.38cm" svg:height="2.387cm" svg:x="5.045cm" svg:y="9.055cm">
          <draw:text-box>
            <text:p>Voice processed</text:p>
            <text:p>Interpret Content</text:p>
            <text:p>+Start Timer</text:p>
          </draw:text-box>
        </draw:frame>
        <draw:line draw:style-name="gr4" draw:text-style-name="P1" draw:layer="layout" svg:x1="11.457cm" svg:y1="15.087cm" svg:x2="18.442cm" svg:y2="15.087cm">
          <text:p/>
        </draw:line>
        <draw:frame draw:style-name="gr3" draw:layer="layout" svg:width="7.143cm" svg:height="1.905cm" svg:x="2.905cm" svg:y="12.63cm">
          <draw:text-box>
            <text:p>Command Accepted</text:p>
            <text:p>Request Authorization</text:p>
          </draw:text-box>
        </draw:frame>
        <draw:line draw:style-name="gr4" draw:text-style-name="P1" draw:layer="layout" svg:x1="11.458cm" svg:y1="19.188cm" svg:x2="18.443cm" svg:y2="19.188cm">
          <text:p/>
        </draw:line>
        <draw:frame draw:style-name="gr3" draw:layer="layout" svg:width="6.35cm" svg:height="1.905cm" svg:x="12.093cm" svg:y="18.353cm">
          <draw:text-box>
            <text:p>Decision Made</text:p>
            <text:p>Forward Content</text:p>
          </draw:text-box>
        </draw:frame>
        <draw:line draw:style-name="gr4" draw:text-style-name="P1" draw:layer="layout" svg:x1="11.459cm" svg:y1="23.489cm" svg:x2="18.444cm" svg:y2="23.489cm">
          <text:p/>
        </draw:line>
        <draw:frame draw:style-name="gr3" draw:layer="layout" svg:width="10.065cm" svg:height="1.905cm" svg:x="11.925cm" svg:y="22.654cm">
          <draw:text-box>
            <text:p>Command Approval</text:p>
            <text:p>Generate System Response</text:p>
          </draw:text-box>
        </draw:frame>
        <draw:line draw:style-name="gr5" draw:text-style-name="P1" draw:layer="layout" svg:x1="10.19cm" svg:y1="9.89cm" svg:x2="4.81cm" svg:y2="9.89cm">
          <text:p/>
        </draw:line>
        <draw:line draw:style-name="gr5" draw:text-style-name="P1" draw:layer="layout" svg:x1="2.905cm" svg:y1="13.4cm" svg:x2="10.19cm" svg:y2="13.4cm">
          <text:p/>
        </draw:line>
        <draw:line draw:style-name="gr4" draw:text-style-name="P1" draw:layer="layout" svg:x1="2.905cm" svg:y1="10.525cm" svg:x2="2.905cm" svg:y2="13.4cm">
          <text:p/>
        </draw:line>
        <draw:frame draw:style-name="gr3" draw:layer="layout" svg:width="7.143cm" svg:height="1.905cm" svg:x="12.407cm" svg:y="14.235cm">
          <draw:text-box>
            <text:p>Authorized</text:p>
            <text:p>Make Forward decision</text:p>
          </draw:text-box>
        </draw:frame>
        <draw:line draw:style-name="gr4" draw:text-style-name="P1" draw:layer="layout" svg:x1="19.45cm" svg:y1="6.915cm" svg:x2="19.45cm" svg:y2="25.765cm">
          <text:p/>
        </draw:line>
        <draw:line draw:style-name="gr4" draw:text-style-name="P1" draw:layer="layout" svg:x1="13.935cm" svg:y1="25.765cm" svg:x2="19.415cm" svg:y2="25.765cm">
          <text:p/>
        </draw:line>
        <draw:line draw:style-name="gr5" draw:text-style-name="P1" draw:layer="layout" svg:x1="19.415cm" svg:y1="6.915cm" svg:x2="13.9cm" svg:y2="6.915cm">
          <text:p/>
        </draw:line>
        <draw:line draw:style-name="gr4" draw:text-style-name="P1" draw:layer="layout" svg:x1="12.705cm" svg:y1="11.26cm" svg:x2="19.69cm" svg:y2="11.26cm">
          <text:p/>
        </draw:line>
        <draw:frame draw:style-name="gr3" draw:text-style-name="P2" draw:layer="layout" svg:width="7.143cm" svg:height="1.905cm" svg:x="12.53cm" svg:y="10.425cm">
          <draw:text-box>
            <text:p text:style-name="P2">Response Generated</text:p>
            <text:p text:style-name="P2"/>
          </draw:text-box>
        </draw:frame>
        <draw:line draw:style-name="gr5" draw:text-style-name="P1" draw:layer="layout" svg:x1="2.905cm" svg:y1="6.515cm" svg:x2="10.19cm" svg:y2="6.515cm">
          <text:p/>
        </draw:line>
        <draw:line draw:style-name="gr4" draw:text-style-name="P1" draw:layer="layout" svg:x1="2.905cm" svg:y1="6.515cm" svg:x2="2.905cm" svg:y2="9.255cm">
          <text:p/>
        </draw:line>
        <draw:frame draw:style-name="gr3" draw:layer="layout" svg:width="5.38cm" svg:height="1.905cm" svg:x="3.54cm" svg:y="5.698cm">
          <draw:text-box>
            <text:p>Timer Expired</text:p>
            <text:p/>
          </draw:text-box>
        </draw:frame>
        <draw:line draw:style-name="gr4" draw:text-style-name="P1" draw:layer="layout" svg:x1="13.9cm" svg:y1="13.7cm" svg:x2="20.25cm" svg:y2="13.7cm">
          <text:p/>
        </draw:line>
        <draw:line draw:style-name="gr4" draw:text-style-name="P1" draw:layer="layout" svg:x1="20.25cm" svg:y1="6.08cm" svg:x2="20.25cm" svg:y2="13.7cm">
          <text:p/>
        </draw:line>
        <draw:line draw:style-name="gr5" draw:text-style-name="P1" draw:layer="layout" svg:x1="20.25cm" svg:y1="6.045cm" svg:x2="13.9cm" svg:y2="6.045cm">
          <text:p/>
        </draw:line>
        <draw:rect draw:style-name="gr1" draw:text-style-name="P1" draw:layer="layout" svg:width="3.81cm" svg:height="1.786cm" svg:x="10.148cm" svg:y="12.484cm">
          <text:p text:style-name="P1">Requesting</text:p>
          <text:p text:style-name="P1">Authorization</text:p>
        </draw:rect>
        <draw:frame draw:style-name="gr3" draw:text-style-name="P2" draw:layer="layout" svg:width="7.143cm" svg:height="1.905cm" svg:x="13.23cm" svg:y="11.46cm">
          <draw:text-box>
            <text:p text:style-name="P2">Not Authorized</text:p>
          </draw:text-box>
        </draw:frame>
        <draw:line draw:style-name="gr4" draw:text-style-name="P1" draw:layer="layout" svg:x1="13.506cm" svg:y1="12.26cm" svg:x2="20.491cm" svg:y2="12.26cm">
          <text:p/>
        </draw:line>
        <draw:line draw:style-name="gr5" draw:text-style-name="P1" draw:layer="layout" svg:x1="12.095cm" svg:y1="1.3cm" svg:x2="12.095cm" svg:y2="1.935cm">
          <text:p/>
        </draw:line>
        <draw:line draw:style-name="gr5" draw:text-style-name="P1" draw:layer="layout" svg:x1="12.095cm" svg:y1="1.001cm" svg:x2="12.095cm" svg:y2="1.6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</meta:initial-creator>
    <meta:creation-date>2011-11-29T12:16:04.65</meta:creation-date>
    <dc:date>2011-11-29T17:13:45.53</dc:date>
    <dc:creator>Andre </dc:creator>
    <meta:editing-duration>PT2H20M18S</meta:editing-duration>
    <meta:editing-cycles>7</meta:editing-cycles>
    <meta:generator>OpenOffice.org/3.3$Win32 OpenOffice.org_project/330m20$Build-9567</meta:generator>
    <meta:document-statistic meta:object-count="43"/>
  </office:meta>
</office:document-meta>
</file>